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256cm" fo:margin-left="-0.191cm" table:align="left" style:writing-mode="lr-tb"/>
    </style:style>
    <style:style style:name="Table1.A" style:family="table-column">
      <style:table-column-properties style:column-width="8.12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fr" fo:country="FR" style:language-complex="ar" style:country-complex="SA"/>
    </style:style>
    <style:style style:name="P2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style:language-complex="ar" style:country-complex="SA"/>
    </style:style>
    <style:style style:name="P3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1cc037" style:language-complex="ar" style:country-complex="SA"/>
    </style:style>
    <style:style style:name="P4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1ea5d6" style:language-complex="ar" style:country-complex="SA"/>
    </style:style>
    <style:style style:name="P5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paragraph-rsid="002dbbdf" style:language-complex="ar" style:country-complex="SA"/>
    </style:style>
    <style:style style:name="P6" style:family="paragraph" style:parent-style-name="Standard">
      <style:text-properties fo:language="fr" fo:country="FR" officeooo:paragraph-rsid="001ea5d6" style:language-complex="ar" style:country-complex="SA"/>
    </style:style>
    <style:style style:name="P7" style:family="paragraph" style:parent-style-name="Standard">
      <style:text-properties fo:language="fr" fo:country="FR" officeooo:paragraph-rsid="002a599a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paragraph-rsid="002c3a11" style:language-complex="ar" style:country-complex="SA"/>
    </style:style>
    <style:style style:name="P9" style:family="paragraph" style:parent-style-name="Standard">
      <style:text-properties fo:language="fr" fo:country="FR" officeooo:paragraph-rsid="002dbbdf" style:language-complex="ar" style:country-complex="SA"/>
    </style:style>
    <style:style style:name="P10" style:family="paragraph" style:parent-style-name="Standard">
      <style:text-properties fo:language="fr" fo:country="FR" officeooo:paragraph-rsid="002f54aa" style:language-complex="ar" style:country-complex="SA"/>
    </style:style>
    <style:style style:name="P11" style:family="paragraph" style:parent-style-name="Standard">
      <style:text-properties fo:language="fr" fo:country="FR" officeooo:paragraph-rsid="0033a01c" style:language-complex="ar" style:country-complex="SA"/>
    </style:style>
    <style:style style:name="P12" style:family="paragraph" style:parent-style-name="Standard">
      <style:text-properties fo:font-size="6pt" fo:language="fr" fo:country="FR" style:font-size-asian="5.25pt" style:font-size-complex="6pt" style:language-complex="ar" style:country-complex="SA"/>
    </style:style>
    <style:style style:name="P13" style:family="paragraph" style:parent-style-name="Standard">
      <style:text-properties fo:font-size="12pt" fo:language="fr" fo:country="FR" style:font-size-asian="10.5pt" style:font-size-complex="12pt" style:language-complex="ar" style:country-complex="SA"/>
    </style:style>
    <style:style style:name="P14" style:family="paragraph" style:parent-style-name="Standard">
      <style:text-properties fo:font-size="16pt" fo:language="fr" fo:country="FR" style:font-size-asian="14pt" style:font-size-complex="16pt" style:language-complex="ar" style:country-complex="SA"/>
    </style:style>
    <style:style style:name="P15" style:family="paragraph" style:parent-style-name="Standard">
      <style:paragraph-properties fo:orphans="0" fo:widows="0" style:snap-to-layout-grid="false"/>
      <style:text-properties fo:language="fr" fo:country="FR" officeooo:rsid="0019a37a" officeooo:paragraph-rsid="0019a37a" style:language-complex="ar" style:country-complex="SA"/>
    </style:style>
    <style:style style:name="P16" style:family="paragraph" style:parent-style-name="Standard">
      <style:paragraph-properties fo:orphans="0" fo:widows="0"/>
      <style:text-properties fo:language="fr" fo:country="FR" officeooo:rsid="0019a37a" officeooo:paragraph-rsid="0019a37a" style:language-complex="ar" style:country-complex="SA"/>
    </style:style>
    <style:style style:name="P17" style:family="paragraph" style:parent-style-name="Standard">
      <style:paragraph-properties fo:text-align="end" style:justify-single-word="false" fo:orphans="0" fo:widows="0"/>
      <style:text-properties fo:language="fr" fo:country="FR" officeooo:rsid="0019a37a" officeooo:paragraph-rsid="0019a37a" style:language-complex="ar" style:country-complex="SA"/>
    </style:style>
    <style:style style:name="P18" style:family="paragraph" style:parent-style-name="Standard">
      <style:paragraph-properties fo:text-align="end" style:justify-single-word="false" fo:orphans="0" fo:widows="0" style:snap-to-layout-grid="false"/>
      <style:text-properties fo:language="fr" fo:country="FR" officeooo:rsid="0019a37a" officeooo:paragraph-rsid="00302313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fr" fo:country="FR" officeooo:rsid="0019a37a" officeooo:paragraph-rsid="002c3a11" style:language-complex="ar" style:country-complex="SA"/>
    </style:style>
    <style:style style:name="P20" style:family="paragraph" style:parent-style-name="Standard">
      <style:text-properties fo:language="fr" fo:country="FR" officeooo:rsid="002a599a" officeooo:paragraph-rsid="002a599a" style:language-complex="ar" style:country-complex="SA"/>
    </style:style>
    <style:style style:name="P21" style:family="paragraph" style:parent-style-name="Standard">
      <style:text-properties fo:language="fr" fo:country="FR" officeooo:rsid="00275f49" officeooo:paragraph-rsid="00275f49" style:language-complex="ar" style:country-complex="SA"/>
    </style:style>
    <style:style style:name="P22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fo:language="fr" fo:country="FR" officeooo:rsid="001cc037" officeooo:paragraph-rsid="001cc037" style:language-complex="ar" style:country-complex="SA"/>
    </style:style>
    <style:style style:name="P23" style:family="paragraph" style:parent-style-name="Standard">
      <style:text-properties fo:language="fr" fo:country="FR" officeooo:rsid="001cc037" officeooo:paragraph-rsid="001cc037" style:language-complex="ar" style:country-complex="SA"/>
    </style:style>
    <style:style style:name="P24" style:family="paragraph" style:parent-style-name="Standard">
      <style:text-properties fo:language="fr" fo:country="FR" officeooo:rsid="001cc037" officeooo:paragraph-rsid="001ea5d6" style:language-complex="ar" style:country-complex="SA"/>
    </style:style>
    <style:style style:name="P25" style:family="paragraph" style:parent-style-name="Standard">
      <style:text-properties fo:language="fr" fo:country="FR" officeooo:rsid="00232c64" officeooo:paragraph-rsid="001f96c7" style:language-complex="ar" style:country-complex="SA"/>
    </style:style>
    <style:style style:name="P26" style:family="paragraph" style:parent-style-name="Standard">
      <style:text-properties fo:language="fr" fo:country="FR" officeooo:rsid="00255dea" officeooo:paragraph-rsid="0034ea2c" style:language-complex="ar" style:country-complex="SA"/>
    </style:style>
    <style:style style:name="P27" style:family="paragraph" style:parent-style-name="Heading_20_1">
      <style:text-properties fo:language="fr" fo:country="FR" officeooo:rsid="001a64d2" officeooo:paragraph-rsid="001cc037" style:language-complex="ar" style:country-complex="SA"/>
    </style:style>
    <style:style style:name="P28" style:family="paragraph" style:parent-style-name="Heading_20_1">
      <style:text-properties fo:language="fr" fo:country="FR" officeooo:rsid="00255dea" style:language-complex="ar" style:country-complex="SA"/>
    </style:style>
    <style:style style:name="P29" style:family="paragraph" style:parent-style-name="Name" style:master-page-name="Standard">
      <style:paragraph-properties fo:margin-left="-0.026cm" fo:margin-right="0cm" fo:text-indent="0cm" style:auto-text-indent="false" style:page-number="auto">
        <style:tab-stops>
          <style:tab-stop style:position="15.822cm" style:type="right"/>
        </style:tab-stops>
      </style:paragraph-properties>
      <style:text-properties fo:language="fr" fo:country="FR" officeooo:paragraph-rsid="0019a37a" style:language-complex="ar" style:country-complex="SA"/>
    </style:style>
    <style:style style:name="T1" style:family="text">
      <style:text-properties fo:font-style="italic" officeooo:rsid="001cc037" style:font-style-asian="italic" style:font-style-complex="italic"/>
    </style:style>
    <style:style style:name="T2" style:family="text">
      <style:text-properties fo:font-style="italic" officeooo:rsid="001ea5d6" style:font-style-asian="italic" style:font-style-complex="italic"/>
    </style:style>
    <style:style style:name="T3" style:family="text">
      <style:text-properties fo:font-style="italic" officeooo:rsid="00241b95" style:font-style-asian="italic" style:font-style-complex="italic"/>
    </style:style>
    <style:style style:name="T4" style:family="text">
      <style:text-properties fo:font-style="italic" officeooo:rsid="00255dea" style:font-style-asian="italic" style:font-style-complex="italic"/>
    </style:style>
    <style:style style:name="T5" style:family="text">
      <style:text-properties fo:font-style="italic" officeooo:rsid="00369df1" style:font-style-asian="italic" style:font-style-complex="italic"/>
    </style:style>
    <style:style style:name="T6" style:family="text">
      <style:text-properties fo:font-weight="bold" officeooo:rsid="001cc037" style:font-weight-asian="bold"/>
    </style:style>
    <style:style style:name="T7" style:family="text">
      <style:text-properties fo:font-weight="bold" officeooo:rsid="00255dea" style:font-weight-asian="bold"/>
    </style:style>
    <style:style style:name="T8" style:family="text">
      <style:text-properties fo:font-weight="bold" officeooo:rsid="00275f49" style:font-weight-asian="bold"/>
    </style:style>
    <style:style style:name="T9" style:family="text">
      <style:text-properties officeooo:rsid="0019a37a"/>
    </style:style>
    <style:style style:name="T10" style:family="text">
      <style:text-properties officeooo:rsid="001c14bc"/>
    </style:style>
    <style:style style:name="T11" style:family="text">
      <style:text-properties officeooo:rsid="001cc037"/>
    </style:style>
    <style:style style:name="T12" style:family="text">
      <style:text-properties officeooo:rsid="001ea5d6"/>
    </style:style>
    <style:style style:name="T13" style:family="text">
      <style:text-properties officeooo:rsid="001f96c7"/>
    </style:style>
    <style:style style:name="T14" style:family="text">
      <style:text-properties officeooo:rsid="001fa62f"/>
    </style:style>
    <style:style style:name="T15" style:family="text">
      <style:text-properties officeooo:rsid="0021446e"/>
    </style:style>
    <style:style style:name="T16" style:family="text">
      <style:text-properties officeooo:rsid="00232c64"/>
    </style:style>
    <style:style style:name="T17" style:family="text">
      <style:text-properties officeooo:rsid="00255dea"/>
    </style:style>
    <style:style style:name="T18" style:family="text">
      <style:text-properties officeooo:rsid="00275f49"/>
    </style:style>
    <style:style style:name="T19" style:family="text">
      <style:text-properties officeooo:rsid="002a599a"/>
    </style:style>
    <style:style style:name="T20" style:family="text">
      <style:text-properties officeooo:rsid="002c3a11"/>
    </style:style>
    <style:style style:name="T21" style:family="text">
      <style:text-properties officeooo:rsid="002cd7a8"/>
    </style:style>
    <style:style style:name="T22" style:family="text">
      <style:text-properties officeooo:rsid="002dbbdf"/>
    </style:style>
    <style:style style:name="T23" style:family="text">
      <style:text-properties style:text-underline-style="solid" style:text-underline-width="auto" style:text-underline-color="font-color" officeooo:rsid="002dbbdf"/>
    </style:style>
    <style:style style:name="T24" style:family="text">
      <style:text-properties style:text-underline-style="solid" style:text-underline-width="auto" style:text-underline-color="font-color" officeooo:rsid="0033a01c"/>
    </style:style>
    <style:style style:name="T25" style:family="text">
      <style:text-properties officeooo:rsid="002efbf6"/>
    </style:style>
    <style:style style:name="T26" style:family="text">
      <style:text-properties officeooo:rsid="002f54aa"/>
    </style:style>
    <style:style style:name="T27" style:family="text">
      <style:text-properties officeooo:rsid="002fcdc1"/>
    </style:style>
    <style:style style:name="T28" style:family="text">
      <style:text-properties officeooo:rsid="0033a01c"/>
    </style:style>
    <style:style style:name="T29" style:family="text">
      <style:text-properties officeooo:rsid="003407e1"/>
    </style:style>
    <style:style style:name="T30" style:family="text">
      <style:text-properties style:text-underline-style="none" officeooo:rsid="0033a01c"/>
    </style:style>
    <style:style style:name="T31" style:family="text">
      <style:text-properties style:text-underline-style="none" officeooo:rsid="003407e1"/>
    </style:style>
    <style:style style:name="T32" style:family="text">
      <style:text-properties officeooo:rsid="0036fc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9">Vincent Behar<text:tab/></text:span><text:span text:style-name="T9">Développeur</text:span><text:span text:style-name="T9"> Java</text:span></text:p>
      <text:p text:style-name="P1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5">Email <text:s text:c="10"/>: vincent@behar.name</text:p>
            <text:p text:style-name="P16">CV en ligne : http://vincent.behar.name</text:p>
          </table:table-cell>
          <table:table-cell table:style-name="Table1.A1" office:value-type="string">
            <text:p text:style-name="P17">Téléphone : 06 89 85 69 80</text:p>
            <text:p text:style-name="P18">9 bis rue des meuniers, 94300 Vincennes</text:p>
          </table:table-cell>
        </table:table-row>
      </table:table>
      <text:p text:style-name="P13"/>
      <text:p text:style-name="P13"/>
      <text:p text:style-name="P19">Développeur Java avec 4 ans d'expérience, à la fois sur Java SE et Java EE.</text:p>
      <text:p text:style-name="P8"><text:span text:style-name="T9">Bonne connaissance du web et de sites avec un </text:span><text:span text:style-name="T10">trafic</text:span><text:span text:style-name="T9"> respectable ; </text:span><text:span text:style-name="T20">f</text:span><text:span text:style-name="T9">ort intérêt pour tout ce qui touche à l'open-source, </text:span><text:span text:style-name="T21">ainsi qu'aux processus et outils d'intégration continue et devops.</text:span></text:p>
      <text:p text:style-name="P1"/>
      <text:h text:style-name="P27" text:outline-level="1">Compétences</text:h>
      <text:p text:style-name="P1"/>
      <text:p text:style-name="P2"><text:span text:style-name="T8">Développement</text:span><text:tab/></text:p>
      <text:p text:style-name="P7"><text:span text:style-name="T18">Java SE &amp; EE : </text:span><text:span text:style-name="T19">Spring, JPA / Hibernate, Swing, Netbeans RCP.</text:span></text:p>
      <text:p text:style-name="P20">SQL (Oracle), NoSQL (MongoDB) et indexation (Lucene/Solr).</text:p>
      <text:p text:style-name="P7"><text:span text:style-name="T19">Outils : Subversion/Git, Maven, Nexus, Jenkins, </text:span><text:span text:style-name="T22">RunDeck, </text:span><text:span text:style-name="T19">Tomcat</text:span><text:span text:style-name="T18">.</text:span></text:p>
      <text:p text:style-name="P12"/>
      <text:p text:style-name="P2"><text:span text:style-name="T8">Open-source</text:span><text:tab/></text:p>
      <text:p text:style-name="P10"><text:span text:style-name="T18">Auteur et mainteneur de plugins pour Jenkins et Nexus, </text:span><text:span text:style-name="T32">et de l'API Java pour RunDeck</text:span><text:span text:style-name="T26">.</text:span></text:p>
      <text:p text:style-name="P10"><text:span text:style-name="T26">D</text:span><text:span text:style-name="T18">ivers patchs pour </text:span><text:span text:style-name="T27">Apache </text:span><text:span text:style-name="T18">commons-lang, Netbeans, Stripes, plugins Maven, etc.</text:span></text:p>
      <text:p text:style-name="P12"/>
      <text:p text:style-name="P2"><text:span text:style-name="T8">Devops</text:span><text:tab/></text:p>
      <text:p text:style-name="P21">Mise en place de déploiement continu. Co-organisateur du groupe Paris Devops.</text:p>
      <text:p text:style-name="P1"/>
      <text:h text:style-name="P27" text:outline-level="1">Expérience professionnelle</text:h>
      <text:p text:style-name="P1"/>
      <text:p text:style-name="P3"><text:span text:style-name="T6">Développeur Java/Web</text:span>, <text:span text:style-name="T11">RTL</text:span><text:tab/><text:span text:style-name="T1">décembre 2009 –</text:span><text:span text:style-name="T5"> août 2011</text:span><text:span text:style-name="T1"> </text:span><text:span text:style-name="T3">(1 an et </text:span><text:span text:style-name="T5">9</text:span><text:span text:style-name="T3"> mois)</text:span></text:p>
      <text:p text:style-name="P22">Participation au développement des portails web des radios RTL, RTL2 et FUN RADIO ainsi que les sites thématiques et les applications back-office (CMS, B2B, etc).</text:p>
      <text:p text:style-name="P22">Automatisation du processus de build, intégration continue, release, déploiement (devops).</text:p>
      <text:p text:style-name="P5"><text:span text:style-name="T23">Technologies</text:span><text:span text:style-name="T22"> : Spring, Hibernate, Oracle, Solr, Maven, Nexus</text:span><text:span text:style-name="T25">, Jenkins, RunDeck, Solaris.</text:span></text:p>
      <text:p text:style-name="P1"/>
      <text:p text:style-name="P3"><text:span text:style-name="T6">Développeur Java/Swing</text:span>, <text:span text:style-name="T11">RTL</text:span><text:tab/><text:span text:style-name="T1">mai 2008 – novembre 2009 </text:span><text:span text:style-name="T3">(1 an et 7 mois)</text:span></text:p>
      <text:p text:style-name="P23">Participation au développement de la nouvelle chaine audio de diffusion de la radio (serveurs, clients lourds sur écrans tactiles), dans le cadre du passage à la radio numérique (équipe de 6 développeurs). Mise en place du processus de build et de l'intégration continue.</text:p>
      <text:p text:style-name="P9"><text:span text:style-name="T23">Technologies</text:span><text:span text:style-name="T22"> : </text:span><text:span text:style-name="T25">Swing, Netbeans RCP, Spring, Hibernate, Oracle, Maven, Nexus, </text:span><text:span text:style-name="T29">Hudson</text:span><text:span text:style-name="T25">.</text:span></text:p>
      <text:p text:style-name="P1"/>
      <text:p text:style-name="P2"><text:span text:style-name="T6">Développeur Java/Web</text:span>, <text:span text:style-name="T11">RTL</text:span><text:tab/><text:span text:style-name="T1">septembre 2007 – avril 2008 </text:span><text:span text:style-name="T3">(8 mois)</text:span></text:p>
      <text:p text:style-name="P24">Développement d'applications Web internes (gestion d'évènements, de stagiaires) et d'un site B2B de vente d'espaces publicitaires en ligne pour la régie publicitaire IP France.</text:p>
      <text:p text:style-name="P11"><text:span text:style-name="T24">Technologies</text:span><text:span text:style-name="T28"> : </text:span><text:span text:style-name="T29">Spring, Hibernate, Oracle, Stripes, Maven, Hudson, Tomcat.</text:span></text:p>
      <text:p text:style-name="P6"/>
      <text:p text:style-name="P4"><text:span text:style-name="T6">Développeur Java/Web</text:span>, <text:span text:style-name="T12">ADP-GSI Clearing</text:span><text:tab/><text:span text:style-name="T12">février</text:span><text:span text:style-name="T1"> 2007 – </text:span><text:span text:style-name="T2">juillet</text:span><text:span text:style-name="T1"> 200</text:span><text:span text:style-name="T2">7 </text:span><text:span text:style-name="T3">(6 mois)</text:span></text:p>
      <text:p text:style-name="P11"><text:span text:style-name="T13">Participation au développement et à la recette d</text:span><text:span text:style-name="T14">'une </text:span><text:span text:style-name="T13">application web pour les librairies. Amélioration de l'infrastructure de développement : installation d'une plateforme d'intégration continue, automatisation de tâches </text:span><text:span text:style-name="T15">et de déploiement </text:span><text:span text:style-name="T16">(dev et QA).</text:span></text:p>
      <text:p text:style-name="P11"><text:span text:style-name="T24">Technologies</text:span><text:span text:style-name="T30"> : </text:span><text:span text:style-name="T31">Spring, Hibernate, Informix, Maven, CruiseControl, Tomcat.</text:span></text:p>
      <text:p text:style-name="P25"/>
      <text:h text:style-name="P28" text:outline-level="1">Formation</text:h>
      <text:p text:style-name="P1"/>
      <text:p text:style-name="P2"><text:span text:style-name="T7">Ecole Centrale d'Electronique (ECE)</text:span>, <text:span text:style-name="T17">Paris</text:span><text:tab/><text:span text:style-name="T4">2007</text:span></text:p>
      <text:p text:style-name="P26">Diplôme d'ingénieur, spécialité : Systèmes d'information et résea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635cm" fo:margin-right="0cm" fo:text-indent="0cm" style:auto-text-indent="false" fo:padding-left="0cm" fo:padding-right="0cm" fo:padding-top="0cm" fo:padding-bottom="0.035cm" fo:border-left="none" fo:border-right="none" fo:border-top="none" fo:border-bottom="0.018cm solid #000000" fo:keep-with-next="always"/>
      <style:text-properties fo:font-variant="small-caps" fo:font-weight="bold" style:letter-kerning="true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-complex="Arial" style:font-size-complex="13pt" style:font-weight-complex="bold"/>
    </style:style>
    <style:style style:name="Name" style:family="paragraph" style:parent-style-name="Standard">
      <style:paragraph-properties fo:margin-left="-0.635cm" fo:margin-right="0cm" fo:text-indent="0cm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>
        <style:tab-stops>
          <style:tab-stop style:position="0.635cm"/>
          <style:tab-stop style:position="1.27cm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41cm" fo:margin-bottom="1.341cm" fo:margin-left="2.88cm" fo:margin-right="2.43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ncent Behar</dc:title>
    <meta:creation-date>2011-09-02T15:16:20</meta:creation-date>
    <meta:editing-cycles>1</meta:editing-cycles>
    <meta:editing-duration>PT00H00M00S</meta:editing-duration>
    <dc:subject>Curriculum Vitae</dc:subject>
    <meta:generator>OpenOffice.org/3.2$Unix OpenOffice.org_project/320m19$Build-9505</meta:generator>
    <meta:document-statistic meta:table-count="1" meta:image-count="0" meta:object-count="0" meta:page-count="1" meta:paragraph-count="34" meta:word-count="376" meta:character-count="2589"/>
  </office:meta>
</office:document-meta>
</file>